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B0000188500000658CD6127FA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Auteurs_3a_" style:display-name="Auteurs:" style:family="table">
      <style:table-properties style:width="17cm" table:align="margins"/>
    </style:style>
    <style:style style:name="Auteurs_3a_.A" style:display-name="Auteurs:.A" style:family="table-column">
      <style:table-column-properties style:column-width="5.667cm" style:rel-column-width="21845*"/>
    </style:style>
    <style:style style:name="Auteurs_3a_.A1" style:display-name="Auteurs: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Auteurs_3a_.C1" style:display-name="Auteurs:.C1" style:family="table-cell">
      <style:table-cell-properties style:vertical-align="middle" fo:padding="0.097cm" fo:border="0.05pt solid #000000"/>
    </style:style>
    <style:style style:name="Auteurs_3a_.A2" style:display-name="Auteurs: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Auteurs_3a_.B2" style:display-name="Auteurs: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Auteurs_3a_.C2" style:display-name="Auteurs: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Auteurs_3a_.A3" style:display-name="Auteurs: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Auteurs_3a_.B3" style:display-name="Auteurs: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Auteurs_3a_.C3" style:display-name="Auteurs: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" fo:padding="0.097cm" fo:border="0.05pt solid #000000"/>
    </style:style>
    <style:style style:name="Tableau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style:vertical-align="middle"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173cm" style:rel-column-width="8377*"/>
    </style:style>
    <style:style style:name="Tableau4.B" style:family="table-column">
      <style:table-column-properties style:column-width="4.646cm" style:rel-column-width="17910*"/>
    </style:style>
    <style:style style:name="Tableau4.C" style:family="table-column">
      <style:table-column-properties style:column-width="4.468cm" style:rel-column-width="17223*"/>
    </style:style>
    <style:style style:name="Tableau4.D" style:family="table-column">
      <style:table-column-properties style:column-width="2.311cm" style:rel-column-width="8907*"/>
    </style:style>
    <style:style style:name="Tableau4.E" style:family="table-column">
      <style:table-column-properties style:column-width="3.403cm" style:rel-column-width="13118*"/>
    </style:style>
    <style:style style:name="Tableau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4.E1" style:family="table-cell">
      <style:table-cell-properties style:vertical-align="middle" fo:padding="0.097cm" fo:border="0.05pt solid #000000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8.962cm" fo:margin-left="-0.647cm" fo:margin-right="-1.314cm" table:align="margins"/>
    </style:style>
    <style:style style:name="Tableau1.A" style:family="table-column">
      <style:table-column-properties style:column-width="3.057cm" style:rel-column-width="1733*"/>
    </style:style>
    <style:style style:name="Tableau1.B" style:family="table-column">
      <style:table-column-properties style:column-width="2.353cm" style:rel-column-width="1334*"/>
    </style:style>
    <style:style style:name="Tableau1.C" style:family="table-column">
      <style:table-column-properties style:column-width="2.175cm" style:rel-column-width="1233*"/>
    </style:style>
    <style:style style:name="Tableau1.D" style:family="table-column">
      <style:table-column-properties style:column-width="2.734cm" style:rel-column-width="1550*"/>
    </style:style>
    <style:style style:name="Tableau1.F" style:family="table-column">
      <style:table-column-properties style:column-width="2.323cm" style:rel-column-width="1317*"/>
    </style:style>
    <style:style style:name="Tableau1.G" style:family="table-column">
      <style:table-column-properties style:column-width="2.293cm" style:rel-column-width="1300*"/>
    </style:style>
    <style:style style:name="Tableau1.H" style:family="table-column">
      <style:table-column-properties style:column-width="1.293cm" style:rel-column-width="733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H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8" style:family="table-row">
      <style:table-row-properties style:min-row-height="4.11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caf39"/>
    </style:style>
    <style:style style:name="P3" style:family="paragraph" style:parent-style-name="Standard">
      <style:paragraph-properties fo:text-align="start" style:justify-single-word="false"/>
      <style:text-properties style:font-name="Liberation Serif"/>
    </style:style>
    <style:style style:name="P4" style:family="paragraph" style:parent-style-name="Standard">
      <style:paragraph-properties fo:text-align="start" style:justify-single-word="false"/>
      <style:text-properties style:font-name="Liberation Serif" officeooo:paragraph-rsid="001b86f7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erif"/>
    </style:style>
    <style:style style:name="P7" style:family="paragraph" style:parent-style-name="Standard">
      <style:paragraph-properties fo:text-align="center" style:justify-single-word="false"/>
      <style:text-properties style:font-name="Liberation Serif" officeooo:paragraph-rsid="001caf39"/>
    </style:style>
    <style:style style:name="P8" style:family="paragraph" style:parent-style-name="Standard">
      <style:paragraph-properties fo:text-align="center" style:justify-single-word="false"/>
      <style:text-properties style:font-name="Liberation Serif" officeooo:paragraph-rsid="001e26e2"/>
    </style:style>
    <style:style style:name="P9" style:family="paragraph" style:parent-style-name="Standard">
      <style:paragraph-properties fo:text-align="center" style:justify-single-word="false"/>
      <style:text-properties style:font-name="Liberation Serif" officeooo:rsid="001caf39" officeooo:paragraph-rsid="001caf39"/>
    </style:style>
    <style:style style:name="P10" style:family="paragraph" style:parent-style-name="Standard">
      <style:paragraph-properties fo:text-align="center" style:justify-single-word="false"/>
      <style:text-properties style:font-name="Liberation Serif" officeooo:rsid="001e26e2" officeooo:paragraph-rsid="001e26e2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officeooo:paragraph-rsid="001caf39"/>
    </style:style>
    <style:style style:name="P16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17" style:family="paragraph" style:parent-style-name="Text_20_body">
      <style:paragraph-properties fo:text-align="center" style:justify-single-word="false"/>
    </style:style>
    <style:style style:name="P18" style:family="paragraph" style:parent-style-name="Text_20_body">
      <style:text-properties fo:font-size="14pt" style:font-size-asian="14pt" style:font-size-complex="14pt"/>
    </style:style>
    <style:style style:name="P19" style:family="paragraph" style:parent-style-name="Table_20_Heading">
      <style:paragraph-properties fo:text-align="start" style:justify-single-word="false"/>
    </style:style>
    <style:style style:name="P20" style:family="paragraph" style:parent-style-name="Standard">
      <style:paragraph-properties fo:text-align="center" style:justify-single-word="false" style:writing-mode="lr-tb"/>
      <style:text-properties style:font-name="Liberation Serif" fo:font-size="12pt" style:font-size-asian="12pt" style:font-size-complex="12pt"/>
    </style:style>
    <style:style style:name="P21" style:family="paragraph" style:parent-style-name="Heading_20_1">
      <style:paragraph-properties fo:text-align="center" style:justify-single-word="false"/>
    </style:style>
    <style:style style:name="P22" style:family="paragraph" style:parent-style-name="Heading_20_1">
      <style:paragraph-properties fo:text-align="center" style:justify-single-word="false" fo:break-before="page"/>
      <style:text-properties officeooo:paragraph-rsid="002533e0"/>
    </style:style>
    <style:style style:name="P23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24" style:family="paragraph" style:parent-style-name="Table_20_Contents">
      <style:paragraph-properties fo:text-align="center" style:justify-single-word="false"/>
      <style:text-properties style:font-name="Liberation Serif" officeooo:paragraph-rsid="0024c3e0"/>
    </style:style>
    <style:style style:name="P25" style:family="paragraph" style:parent-style-name="Table_20_Contents">
      <style:paragraph-properties fo:text-align="center" style:justify-single-word="false"/>
      <style:text-properties style:font-name="Liberation Serif" officeooo:rsid="002321da" officeooo:paragraph-rsid="002321da"/>
    </style:style>
    <style:style style:name="P26" style:family="paragraph" style:parent-style-name="Table_20_Contents">
      <style:paragraph-properties fo:text-align="start" style:justify-single-word="false"/>
      <style:text-properties officeooo:paragraph-rsid="0026d97e"/>
    </style:style>
    <style:style style:name="P27" style:family="paragraph" style:parent-style-name="Standard">
      <style:paragraph-properties fo:text-align="center" style:justify-single-word="false"/>
    </style:style>
    <style:style style:name="P28" style:family="paragraph" style:parent-style-name="Standard">
      <style:paragraph-properties fo:text-align="center" style:justify-single-word="false"/>
      <style:text-properties style:font-name="Liberation Serif"/>
    </style:style>
    <style:style style:name="P29" style:family="paragraph" style:parent-style-name="Standard">
      <style:paragraph-properties fo:text-align="center" style:justify-single-word="false"/>
      <style:text-properties style:font-name="Liberation Serif" officeooo:paragraph-rsid="001e26e2"/>
    </style:style>
    <style:style style:name="P30" style:family="paragraph" style:parent-style-name="Standard">
      <style:paragraph-properties fo:text-align="center" style:justify-single-word="false"/>
      <style:text-properties style:font-name="Liberation Serif" officeooo:paragraph-rsid="002321da"/>
    </style:style>
    <style:style style:name="P31" style:family="paragraph" style:parent-style-name="Standard">
      <style:paragraph-properties fo:text-align="center" style:justify-single-word="false"/>
      <style:text-properties style:font-name="Liberation Serif" fo:font-weight="bold" officeooo:rsid="002321da" officeooo:paragraph-rsid="002321da" style:font-weight-asian="bold" style:font-weight-complex="bold"/>
    </style:style>
    <style:style style:name="P32" style:family="paragraph" style:parent-style-name="Standard">
      <style:paragraph-properties fo:text-align="center" style:justify-single-word="false"/>
      <style:text-properties style:text-line-through-style="solid" style:font-size-asian="10.5pt"/>
    </style:style>
    <style:style style:name="P33" style:family="paragraph" style:parent-style-name="Standard">
      <style:paragraph-properties fo:text-align="center" style:justify-single-word="false"/>
      <style:text-properties style:text-line-through-style="solid"/>
    </style:style>
    <style:style style:name="P34" style:family="paragraph" style:parent-style-name="Standard">
      <style:paragraph-properties fo:text-align="center" style:justify-single-word="false"/>
      <style:text-properties style:text-line-through-style="solid" style:font-name="Liberation Serif"/>
    </style:style>
    <style:style style:name="P35" style:family="paragraph" style:parent-style-name="Standard">
      <style:paragraph-properties fo:text-align="center" style:justify-single-word="false" style:writing-mode="lr-tb"/>
      <style:text-properties style:font-name="Liberation Serif" fo:font-size="12pt" style:font-size-asian="12pt" style:font-size-complex="12pt"/>
    </style:style>
    <style:style style:name="P36" style:family="paragraph" style:parent-style-name="Standard">
      <style:paragraph-properties fo:text-align="center" style:justify-single-word="false" style:writing-mode="lr-tb"/>
      <style:text-properties style:font-name="Liberation Serif" fo:font-size="12pt" officeooo:rsid="002321da" officeooo:paragraph-rsid="002321da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1b86f7"/>
    </style:style>
    <style:style style:name="T4" style:family="text">
      <style:text-properties officeooo:rsid="001bdc0b"/>
    </style:style>
    <style:style style:name="T5" style:family="text">
      <style:text-properties officeooo:rsid="001caf39"/>
    </style:style>
    <style:style style:name="T6" style:family="text">
      <style:text-properties officeooo:rsid="002321da"/>
    </style:style>
    <style:style style:name="T7" style:family="text">
      <style:text-properties officeooo:rsid="0026d3d0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images1" text:anchor-type="paragraph" svg:x="11.589cm" svg:y="-0.092cm" svg:width="5.417cm" svg:height="1.173cm" draw:z-index="0"><draw:image xlink:href="Pictures/2000000B0000188500000658CD6127FA.svm" xlink:type="simple" xlink:show="embed" xlink:actuate="onLoad"/></draw:frame>GROUPE C</text:p>
      <text:h text:style-name="P21" text:outline-level="1"/>
      <text:h text:style-name="P21" text:outline-level="1">Fiche d'itération Prévisionnelle <text:span text:style-name="T6">et Réelle</text:span> n°<text:span text:style-name="T3">5</text:span></text:h>
      <text:p text:style-name="P17"/>
      <text:p text:style-name="Text_20_body"/>
      <text:p text:style-name="P16">Auteurs :</text:p>
      <table:table table:name="Auteurs:" table:style-name="Auteurs_3a_">
        <table:table-column table:style-name="Auteurs_3a_.A" table:number-columns-repeated="3"/>
        <table:table-header-rows>
          <table:table-row>
            <table:table-cell table:style-name="Auteurs_3a_.A1" office:value-type="string">
              <text:p text:style-name="P19">Auteurs</text:p>
            </table:table-cell>
            <table:table-cell table:style-name="Auteurs_3a_.A1" office:value-type="string">
              <text:p text:style-name="P19">Approbateurs</text:p>
            </table:table-cell>
            <table:table-cell table:style-name="Auteurs_3a_.C1" office:value-type="string">
              <text:p text:style-name="P19">Validation</text:p>
            </table:table-cell>
          </table:table-row>
        </table:table-header-rows>
        <table:table-row>
          <table:table-cell table:style-name="Auteurs_3a_.A2" office:value-type="string">
            <text:p text:style-name="P4">Sébastien TROUSSE</text:p>
          </table:table-cell>
          <table:table-cell table:style-name="Auteurs_3a_.B3" office:value-type="string">
            <text:p text:style-name="P3"/>
          </table:table-cell>
          <table:table-cell table:style-name="Auteurs_3a_.C3" office:value-type="string">
            <text:p text:style-name="P11"><text:span text:style-name="Emphasis"><text:span text:style-name="T2">Olivier MICHALON</text:span></text:span><text:span text:style-name="T2"> </text:span></text:p>
          </table:table-cell>
        </table:table-row>
        <table:table-row>
          <table:table-cell table:style-name="Auteurs_3a_.B3" office:value-type="string">
            <text:p text:style-name="P11"><text:span text:style-name="T1">Rédigé le</text:span> : <text:span text:style-name="T7">03</text:span>/1<text:span text:style-name="T7">2</text:span>/2013</text:p>
          </table:table-cell>
          <table:table-cell table:style-name="Auteurs_3a_.B3" office:value-type="string">
            <text:p text:style-name="P11"><text:span text:style-name="T1">Approuvé le</text:span> :</text:p>
          </table:table-cell>
          <table:table-cell table:style-name="Auteurs_3a_.C3" office:value-type="string">
            <text:p text:style-name="P11"><text:span text:style-name="T1">Validé le </text:span>:</text:p>
          </table:table-cell>
        </table:table-row>
      </table:table>
      <text:p text:style-name="Text_20_body"/>
      <text:p text:style-name="P16">Diffusion 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2">Diffusion</text:p>
          </table:table-cell>
          <table:table-cell table:style-name="Tableau2.B1" office:value-type="string">
            <text:p text:style-name="P12">Externe</text:p>
          </table:table-cell>
        </table:table-row>
        <table:table-row>
          <table:table-cell table:style-name="Tableau2.A2" office:value-type="string">
            <text:p text:style-name="Table_20_Contents">À :</text:p>
          </table:table-cell>
          <table:table-cell table:style-name="Tableau2.B2" office:value-type="string">
            <text:p text:style-name="P11"><text:span text:style-name="Emphasis"><text:span text:style-name="T2">Olivier MICHALON</text:span></text:span><text:span text:style-name="T2"> </text:span></text:p>
          </table:table-cell>
        </table:table-row>
        <table:table-row>
          <table:table-cell table:style-name="Tableau2.A2" office:value-type="string">
            <text:p text:style-name="Table_20_Contents">Copie à :</text:p>
          </table:table-cell>
          <table:table-cell table:style-name="Tableau2.B2" office:value-type="string">
            <text:p text:style-name="P3">Jérémy VAZ BORGES </text:p>
            <text:p text:style-name="P3">Quentin CHEYNET</text:p>
            <text:p text:style-name="P3">Sébastien TROUSSE</text:p>
            <text:p text:style-name="P3">Jean-Philippe HUGUET</text:p>
            <text:p text:style-name="P3">Clément CARLES</text:p>
          </table:table-cell>
        </table:table-row>
      </table:table>
      <text:p text:style-name="Text_20_body"/>
      <text:p text:style-name="P16">Document de référence 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2">Libellé</text:p>
          </table:table-cell>
          <table:table-cell table:style-name="Tableau3.B1" office:value-type="string">
            <text:p text:style-name="P12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Text_20_body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13">N° Version</text:p>
          </table:table-cell>
          <table:table-cell table:style-name="Tableau4.A1" office:value-type="string">
            <text:p text:style-name="P13">Auteurs</text:p>
          </table:table-cell>
          <table:table-cell table:style-name="Tableau4.A1" office:value-type="string">
            <text:p text:style-name="P13">Approbateurs</text:p>
          </table:table-cell>
          <table:table-cell table:style-name="Tableau4.A1" office:value-type="string">
            <text:p text:style-name="P13">Date</text:p>
          </table:table-cell>
          <table:table-cell table:style-name="Tableau4.E1" office:value-type="string">
            <text:p text:style-name="P13">Historique des évolutions</text:p>
          </table:table-cell>
        </table:table-row>
        <table:table-row>
          <table:table-cell table:style-name="Tableau4.A2" office:value-type="string">
            <text:p text:style-name="P13"><text:span text:style-name="T3">5</text:span>.0</text:p>
          </table:table-cell>
          <table:table-cell table:style-name="Tableau4.A2" office:value-type="string">
            <text:p text:style-name="P4">Sébastien TROUSSE</text:p>
          </table:table-cell>
          <table:table-cell table:style-name="Tableau4.A2" office:value-type="string">
            <text:p text:style-name="P3"/>
          </table:table-cell>
          <table:table-cell table:style-name="Tableau4.A2" office:value-type="string">
            <text:p text:style-name="P26"><text:span text:style-name="T7">03</text:span>/1<text:span text:style-name="T7">2</text:span>/2013</text:p>
          </table:table-cell>
          <table:table-cell table:style-name="Tableau4.E2" office:value-type="string">
            <text:p text:style-name="P11">Création du document</text:p>
          </table:table-cell>
        </table:table-row>
      </table:table>
      <text:p text:style-name="Text_20_body"/>
      <text:h text:style-name="P22" text:outline-level="1">Fiche d'itération Prévisionnelle <text:span text:style-name="T6">et Réelle</text:span> n°<text:span text:style-name="T3">5</text:span></text:h>
      <text:p text:style-name="P1"/>
      <text:p text:style-name="P1"/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/>
        <table:table-column table:style-name="Tableau1.G"/>
        <table:table-column table:style-name="Tableau1.H"/>
        <table:table-row>
          <table:table-cell table:style-name="Tableau1.A1" office:value-type="string">
            <text:p text:style-name="P5">Liste des tâches</text:p>
          </table:table-cell>
          <table:table-cell table:style-name="Tableau1.A1" office:value-type="string">
            <text:p text:style-name="P5">Auteurs</text:p>
          </table:table-cell>
          <table:table-cell table:style-name="Tableau1.A1" office:value-type="string">
            <text:p text:style-name="P5">Date début</text:p>
          </table:table-cell>
          <table:table-cell table:style-name="Tableau1.A1" office:value-type="string">
            <text:p text:style-name="P5">Date d'envoi à l'approbateur</text:p>
          </table:table-cell>
          <table:table-cell table:style-name="Tableau1.A1" office:value-type="string">
            <text:p text:style-name="P5">Approbateurs</text:p>
          </table:table-cell>
          <table:table-cell table:style-name="Tableau1.A1" office:value-type="string">
            <text:p text:style-name="P5">Date de fin prévu</text:p>
          </table:table-cell>
          <table:table-cell table:style-name="Tableau1.A1" office:value-type="string">
            <text:p text:style-name="P31">Date de fin réelle</text:p>
          </table:table-cell>
          <table:table-cell table:style-name="Tableau1.H1" office:value-type="string">
            <text:p text:style-name="P5">Notes</text:p>
          </table:table-cell>
        </table:table-row>
        <table:table-row>
          <table:table-cell table:style-name="Tableau1.A2" office:value-type="string">
            <text:p text:style-name="P6"><text:s/>CR DP itération <text:span text:style-name="T4">5</text:span></text:p>
          </table:table-cell>
          <table:table-cell table:style-name="Tableau1.A2" office:value-type="string">
            <text:p text:style-name="P7">Jean-Philippe HUGUET</text:p>
          </table:table-cell>
          <table:table-cell table:style-name="Tableau1.A2" office:value-type="string">
            <text:p text:style-name="P6">2<text:span text:style-name="T5">7</text:span>/11/2013</text:p>
          </table:table-cell>
          <table:table-cell table:style-name="Tableau1.A2" office:value-type="string">
            <text:p text:style-name="P6">2<text:span text:style-name="T5">7</text:span>/11/2013</text:p>
            <text:p text:style-name="P6">21h00</text:p>
          </table:table-cell>
          <table:table-cell table:style-name="Tableau1.A2" office:value-type="string">
            <text:p text:style-name="P6">Groupe C</text:p>
          </table:table-cell>
          <table:table-cell table:style-name="Tableau1.A2" office:value-type="string">
            <text:p text:style-name="P6">2<text:span text:style-name="T5">8</text:span>/11/2013</text:p>
          </table:table-cell>
          <table:table-cell table:style-name="Tableau1.A2" office:value-type="string">
            <text:p text:style-name="P6"/>
          </table:table-cell>
          <table:table-cell table:style-name="Tableau1.H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9">Gestion des scores</text:p>
          </table:table-cell>
          <table:table-cell table:style-name="Tableau1.A2" office:value-type="string">
            <text:p text:style-name="P6">Quentin</text:p>
            <text:p text:style-name="P6">CHEYNET</text:p>
            <text:p text:style-name="P1">Jérémy VAZ BORGES</text:p>
            <text:p text:style-name="P6">Sébastien TROUSSE</text:p>
          </table:table-cell>
          <table:table-cell table:style-name="Tableau1.A2" office:value-type="string">
            <text:p text:style-name="P6">2<text:span text:style-name="T5">8</text:span>/11/2013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14"><text:span text:style-name="T5">0</text:span>2/1<text:span text:style-name="T5">2</text:span>/2013</text:p>
          </table:table-cell>
          <table:table-cell table:style-name="Tableau1.A2" office:value-type="string">
            <text:p text:style-name="P25">29/11/2013</text:p>
          </table:table-cell>
          <table:table-cell table:style-name="Tableau1.H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9">Gestion des <text:span text:style-name="T6">fins</text:span> de partie</text:p>
          </table:table-cell>
          <table:table-cell table:style-name="Tableau1.A2" office:value-type="string">
            <text:p text:style-name="P7">Quentin</text:p>
            <text:p text:style-name="P7">CHEYNET</text:p>
            <text:p text:style-name="P2">Jérémy VAZ BORGES</text:p>
            <text:p text:style-name="P7">Sébastien TROUSSE</text:p>
          </table:table-cell>
          <table:table-cell table:style-name="Tableau1.A2" office:value-type="string">
            <text:p text:style-name="P6">2<text:span text:style-name="T5">8</text:span>/11/2013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14"><text:span text:style-name="T5">0</text:span>2/1<text:span text:style-name="T5">2</text:span>/2013</text:p>
          </table:table-cell>
          <table:table-cell table:style-name="Tableau1.A2" office:value-type="string">
            <text:p text:style-name="P25">28/11/2013</text:p>
          </table:table-cell>
          <table:table-cell table:style-name="Tableau1.H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>Gestion</text:p>
            <text:p text:style-name="P6">des <text:span text:style-name="T5">niveaux</text:span></text:p>
          </table:table-cell>
          <table:table-cell table:style-name="Tableau1.A2" office:value-type="string">
            <text:p text:style-name="P6">Quentin</text:p>
            <text:p text:style-name="P6">CHEYNET</text:p>
            <text:p text:style-name="P1">Jérémy VAZ BORGES</text:p>
            <text:p text:style-name="P6">Sébastien TROUSSE</text:p>
          </table:table-cell>
          <table:table-cell table:style-name="Tableau1.A2" office:value-type="string">
            <text:p text:style-name="P6">2<text:span text:style-name="T5">8</text:span>/11/2013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14"><text:span text:style-name="T5">0</text:span>2/1<text:span text:style-name="T5">2</text:span>/2013</text:p>
          </table:table-cell>
          <table:table-cell table:style-name="Tableau1.A2" office:value-type="string">
            <text:p text:style-name="P25">28/11/2013</text:p>
          </table:table-cell>
          <table:table-cell table:style-name="Tableau1.H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>Liaison entre les parties jeu et réseau</text:p>
          </table:table-cell>
          <table:table-cell table:style-name="Tableau1.A2" office:value-type="string">
            <text:p text:style-name="P6">Quentin</text:p>
            <text:p text:style-name="P6">CHEYNET</text:p>
            <text:p text:style-name="P1">Jérémy VAZ BORGES</text:p>
            <text:p text:style-name="P6">Sébastien TROUSSE</text:p>
          </table:table-cell>
          <table:table-cell table:style-name="Tableau1.A2" office:value-type="string">
            <text:p text:style-name="P6">2<text:span text:style-name="T5">8</text:span>/11/2013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14"><text:span text:style-name="T5">0</text:span>2/1<text:span text:style-name="T5">2</text:span>/2013</text:p>
          </table:table-cell>
          <table:table-cell table:style-name="Tableau1.A2" office:value-type="string">
            <text:p text:style-name="P25">29/11/2013</text:p>
          </table:table-cell>
          <table:table-cell table:style-name="Tableau1.H2" office:value-type="string">
            <text:p text:style-name="P6"/>
          </table:table-cell>
        </table:table-row>
        <table:table-row>
          <table:table-cell table:style-name="Tableau1.A2" office:value-type="string">
            <text:p text:style-name="P6">Gestion des changements de vue</text:p>
          </table:table-cell>
          <table:table-cell table:style-name="Tableau1.A2" office:value-type="string">
            <text:p text:style-name="P1">Jean-Philippe HUGUET</text:p>
            <text:p text:style-name="P32">Clément CARLES</text:p>
          </table:table-cell>
          <table:table-cell table:style-name="Tableau1.A2" office:value-type="string">
            <text:p text:style-name="P6">2<text:span text:style-name="T5">8</text:span>/11/2013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14"><text:span text:style-name="T5">0</text:span>2/1<text:span text:style-name="T5">2</text:span>/2013</text:p>
          </table:table-cell>
          <table:table-cell table:style-name="Tableau1.A2" office:value-type="string">
            <text:p text:style-name="P14"/>
          </table:table-cell>
          <table:table-cell table:style-name="Tableau1.H2" office:value-type="string">
            <text:p text:style-name="P14"/>
          </table:table-cell>
        </table:table-row>
        <text:soft-page-break/>
        <table:table-row table:style-name="Tableau1.8">
          <table:table-cell table:style-name="Tableau1.A2" office:value-type="string">
            <text:p text:style-name="P20">Création de la factory</text:p>
          </table:table-cell>
          <table:table-cell table:style-name="Tableau1.A2" office:value-type="string">
            <text:p text:style-name="P1">Jean-Philippe HUGUET</text:p>
            <text:p text:style-name="P33">Clément CARLES</text:p>
          </table:table-cell>
          <table:table-cell table:style-name="Tableau1.A2" office:value-type="string">
            <text:p text:style-name="P6">2<text:span text:style-name="T5">8</text:span>/11/2013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14"><text:span text:style-name="T5">0</text:span>2/1<text:span text:style-name="T5">2</text:span>/2013</text:p>
          </table:table-cell>
          <table:table-cell table:style-name="Tableau1.A2" office:value-type="string">
            <text:p text:style-name="P14"/>
          </table:table-cell>
          <table:table-cell table:style-name="Tableau1.H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20"/>
            <text:p text:style-name="P20"/>
            <text:p text:style-name="P20">Gestion du son</text:p>
          </table:table-cell>
          <table:table-cell table:style-name="Tableau1.A2" office:value-type="string">
            <text:p text:style-name="P1"/>
            <text:p text:style-name="P1"/>
            <text:p text:style-name="P1">Jean-Philippe HUGUET</text:p>
            <text:p text:style-name="P34">Clément CARLES</text:p>
          </table:table-cell>
          <table:table-cell table:style-name="Tableau1.A2" office:value-type="string">
            <text:p text:style-name="P6"/>
            <text:p text:style-name="P6"/>
            <text:p text:style-name="P6">2<text:span text:style-name="T5">8</text:span>/11/2013</text:p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14"/>
            <text:p text:style-name="P14"/>
            <text:p text:style-name="P14"><text:span text:style-name="T5">0</text:span>2/1<text:span text:style-name="T5">2</text:span>/2013</text:p>
          </table:table-cell>
          <table:table-cell table:style-name="Tableau1.A2" office:value-type="string">
            <text:p text:style-name="P14"/>
          </table:table-cell>
          <table:table-cell table:style-name="Tableau1.H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20">Bilan</text:p>
          </table:table-cell>
          <table:table-cell table:style-name="Tableau1.A2" office:value-type="string">
            <text:p text:style-name="P8">Jean-Philippe HUGUET</text:p>
          </table:table-cell>
          <table:table-cell table:style-name="Tableau1.A2" office:value-type="string">
            <text:p text:style-name="P14"><text:span text:style-name="T5">0</text:span>2/1<text:span text:style-name="T5">2</text:span>/2013</text:p>
          </table:table-cell>
          <table:table-cell table:style-name="Tableau1.A2" office:value-type="string">
            <text:p text:style-name="P14"><text:span text:style-name="T5">02</text:span>/1<text:span text:style-name="T5">2</text:span>/2013</text:p>
            <text:p text:style-name="P14">21h00</text:p>
          </table:table-cell>
          <table:table-cell table:style-name="Tableau1.A2" office:value-type="string">
            <text:p text:style-name="P6">Groupe C</text:p>
          </table:table-cell>
          <table:table-cell table:style-name="Tableau1.A2" office:value-type="string">
            <text:p text:style-name="P14"><text:span text:style-name="T5">0</text:span>2/1<text:span text:style-name="T5">2</text:span>/2013</text:p>
          </table:table-cell>
          <table:table-cell table:style-name="Tableau1.A2" office:value-type="string">
            <text:p text:style-name="P25">02/12/2013</text:p>
          </table:table-cell>
          <table:table-cell table:style-name="Tableau1.H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36">Manuel d'utilisation</text:p>
          </table:table-cell>
          <table:table-cell table:style-name="Tableau1.A2" office:value-type="string">
            <text:p text:style-name="P8">Jean-Philippe HUGUET</text:p>
          </table:table-cell>
          <table:table-cell table:style-name="Tableau1.A2" office:value-type="string">
            <text:p text:style-name="P14"><text:span text:style-name="T5">0</text:span>2/1<text:span text:style-name="T5">2</text:span>/2013</text:p>
          </table:table-cell>
          <table:table-cell table:style-name="Tableau1.A2" office:value-type="string">
            <text:p text:style-name="P24"><text:span text:style-name="T5">02</text:span>/1<text:span text:style-name="T5">2</text:span>/2013</text:p>
            <text:p text:style-name="P24">21h00</text:p>
          </table:table-cell>
          <table:table-cell table:style-name="Tableau1.A2" office:value-type="string">
            <text:p text:style-name="P30">Groupe C</text:p>
          </table:table-cell>
          <table:table-cell table:style-name="Tableau1.A2" office:value-type="string">
            <text:p text:style-name="P14"><text:span text:style-name="T5">0</text:span>2/1<text:span text:style-name="T5">2</text:span>/2013</text:p>
          </table:table-cell>
          <table:table-cell table:style-name="Tableau1.A2" office:value-type="string">
            <text:p text:style-name="P25">02/12/2013</text:p>
          </table:table-cell>
          <table:table-cell table:style-name="Tableau1.H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20">Fiche itération réelle <text:span text:style-name="T4">5</text:span></text:p>
          </table:table-cell>
          <table:table-cell table:style-name="Tableau1.A2" office:value-type="string">
            <text:p text:style-name="P10">Sébastien TROUSSE</text:p>
          </table:table-cell>
          <table:table-cell table:style-name="Tableau1.A2" office:value-type="string">
            <text:p text:style-name="P14"><text:span text:style-name="T5">0</text:span>2/1<text:span text:style-name="T5">2</text:span>/2013</text:p>
          </table:table-cell>
          <table:table-cell table:style-name="Tableau1.A2" office:value-type="string">
            <text:p text:style-name="P14"><text:span text:style-name="T5">02</text:span>/1<text:span text:style-name="T5">2</text:span>/2013</text:p>
            <text:p text:style-name="P14">21h00</text:p>
          </table:table-cell>
          <table:table-cell table:style-name="Tableau1.A2" office:value-type="string">
            <text:p text:style-name="P6">Groupe C</text:p>
          </table:table-cell>
          <table:table-cell table:style-name="Tableau1.A2" office:value-type="string">
            <text:p text:style-name="P14"><text:span text:style-name="T5">03</text:span>/1<text:span text:style-name="T5">2</text:span>/2013</text:p>
          </table:table-cell>
          <table:table-cell table:style-name="Tableau1.A2" office:value-type="string">
            <text:p text:style-name="P25">03/12/2013</text:p>
          </table:table-cell>
          <table:table-cell table:style-name="Tableau1.H2" office:value-type="string">
            <text:p text:style-name="P14"/>
          </table:table-cell>
        </table:table-row>
        <table:table-row>
          <table:table-cell table:style-name="Tableau1.A2" office:value-type="string">
            <text:p text:style-name="P20">Création du rendue itération <text:span text:style-name="T4">5</text:span></text:p>
          </table:table-cell>
          <table:table-cell table:style-name="Tableau1.A2" office:value-type="string">
            <text:p text:style-name="P10">Sébastien TROUSSE</text:p>
          </table:table-cell>
          <table:table-cell table:style-name="Tableau1.A2" office:value-type="string">
            <text:p text:style-name="P14"><text:span text:style-name="T5">0</text:span>2/1<text:span text:style-name="T5">2</text:span>/2013</text:p>
          </table:table-cell>
          <table:table-cell table:style-name="Tableau1.A2" office:value-type="string">
            <text:p text:style-name="P14"><text:span text:style-name="T5">03</text:span>/1<text:span text:style-name="T5">2</text:span>/2013</text:p>
            <text:p text:style-name="P14">12h00</text:p>
          </table:table-cell>
          <table:table-cell table:style-name="Tableau1.A2" office:value-type="string">
            <text:p text:style-name="P6">Groupe C</text:p>
          </table:table-cell>
          <table:table-cell table:style-name="Tableau1.A2" office:value-type="string">
            <text:p text:style-name="P15"><text:span text:style-name="T5">03</text:span>/1<text:span text:style-name="T5">2</text:span>/2013</text:p>
          </table:table-cell>
          <table:table-cell table:style-name="Tableau1.A2" office:value-type="string">
            <text:p text:style-name="P25">03/12/2013</text:p>
          </table:table-cell>
          <table:table-cell table:style-name="Tableau1.H2" office:value-type="string">
            <text:p text:style-name="P1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2" style:list-style-name="">
      <style:paragraph-properties fo:margin-top="0cm" fo:margin-bottom="0cm" style:contextual-spacing="false" fo:line-height="100%" fo:text-align="center" style:justify-single-word="false" fo:keep-together="always" fo:orphans="2" fo:widows="2" fo:keep-with-next="always" style:writing-mode="lr-tb"/>
      <style:text-properties style:use-window-font-color="true" style:font-name="Calibri Light" fo:font-family="'Calibri Light'" style:font-family-generic="roman" style:font-pitch="variable" fo:font-size="13pt" fo:font-weight="bold" style:font-name-asian="Times New Roman" style:font-family-asian="'Times New Roman'" style:font-family-generic-asian="system" style:font-pitch-asian="variable" style:font-weight-asian="bold" style:font-name-complex="Times New Roman" style:font-family-complex="'Times New Roman'" style:font-family-generic-complex="system" style:font-pitch-complex="variable" style:font-size-complex="13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Z Jeremy</meta:initial-creator>
    <meta:creation-date>2013-10-16T17:11:48</meta:creation-date>
    <dc:date>2013-12-03T21:47:47.479000000</dc:date>
    <meta:editing-duration>PT2H50M29S</meta:editing-duration>
    <meta:editing-cycles>29</meta:editing-cycles>
    <meta:generator>LibreOffice/4.1.3.2$Windows_x86 LibreOffice_project/70feb7d99726f064edab4605a8ab840c50ec57a</meta:generator>
    <meta:document-statistic meta:table-count="5" meta:image-count="1" meta:object-count="0" meta:page-count="3" meta:paragraph-count="130" meta:word-count="244" meta:character-count="1704" meta:non-whitespace-character-count="1586"/>
  </office:meta>
</office:document-meta>
</file>